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fo:font-weight="bold"/>
    </style:style>
    <style:style style:name="T7" style:family="text">
      <style:text-properties fo:font-weight="normal" style:font-weight-asian="normal" style:font-weight-complex="normal"/>
    </style:style>
    <style:style style:name="T8" style:family="text">
      <style:text-properties fo:color="#000066" style:font-name="Verdana1"/>
    </style:style>
    <style:style style:name="T9" style:family="text">
      <style:text-properties fo:color="#000066" style:font-name="Verdana1" fo:font-weight="bold"/>
    </style:style>
    <style:style style:name="T10" style:family="text">
      <style:text-properties fo:color="#000066" style:font-name="Verdana1" fo:font-size="10pt"/>
    </style:style>
    <style:style style:name="T11" style:family="text">
      <style:text-properties fo:color="#660066" style:font-name="Verdana1" fo:font-size="13.5pt"/>
    </style:style>
    <style:style style:name="T12" style:family="text">
      <style:text-properties fo:color="#660066" style:font-name="Verdana1" fo:font-size="18pt"/>
    </style:style>
    <style:style style:name="T13" style:family="text">
      <style:text-properties fo:color="#660066" style:font-name="Verdana1" fo:font-size="10.5pt"/>
    </style:style>
    <style:style style:name="T14" style:family="text">
      <style:text-properties fo:color="#006666" style:font-name="Verdana1"/>
    </style:style>
    <style:style style:name="T15" style:family="text">
      <style:text-properties fo:color="#006666" style:font-name="Verdana1" fo:font-weight="bold"/>
    </style:style>
    <style:style style:name="T16" style:family="text">
      <style:text-properties fo:color="#006666" style:font-name="Verdana1" fo:font-size="10pt"/>
    </style:style>
    <style:style style:name="T17" style:family="text">
      <style:text-properties fo:color="#006600" style:font-name="Verdana1"/>
    </style:style>
    <style:style style:name="T18" style:family="text">
      <style:text-properties fo:color="#006600" style:font-name="Verdana1" fo:font-weight="bold"/>
    </style:style>
    <style:style style:name="T19" style:family="text">
      <style:text-properties fo:color="#0066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lam Chowder</text:span><text:line-break/>Crystal Miller<text:line-break/><text:line-break/>12 medium size potatoes, peeled and chopped small<text:line-break/>1 T salt<text:line-break/>1 large sweet onion, chopped<text:line-break/>5 large mushrooms, chopped<text:line-break/>2 cups frozen corn (or 1 can, drained)<text:line-break/>1 cube or stick butter (1/2 cup)<text:line-break/>1 large can clams (3lbs. 3oz), I buy mine from Costco<text:line-break/>1 13oz can evaporated milk <text:line-break/>1 t pepper<text:line-break/><text:line-break/>Cover chopped up potatoes with only enough water to barely cover them. Add salt. Bring to a boil, reduce heat and cover. Cook until potatoes are tender (15 to 20 minutes).<text:line-break/><text:line-break/>While potatoes are cooking sauté onion and mushrooms in butter until veggies are soft.<text:line-break/><text:line-break/>When potatoes have finished cooking add cooked veggies and corn. Add the can of clams, juice and all. Add the canned milk and pepper and heat up the whole pot of soup until hot enough to serve.<text:line-break/><text:line-break/>Enjoy with a big green salad and some type of homemade bread or muffi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7:03:00.26</dc:date>
    <dc:creator>Crystal Miller</dc:creator>
    <meta:editing-duration>PT11H37M29S</meta:editing-duration>
    <meta:editing-cycles>2</meta:editing-cycles>
    <meta:generator>OpenOffice/4.1.1$Win32 OpenOffice.org_project/411m6$Build-9775</meta:generator>
    <meta:document-statistic meta:table-count="0" meta:image-count="0" meta:object-count="0" meta:page-count="1" meta:paragraph-count="1" meta:word-count="154" meta:character-count="839"/>
  </office:meta>
</office:document-meta>
</file>